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3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specimen__id</text:p>
          </table:table-cell>
          <table:table-cell office:value-type="string" calcext:value-type="string">
            <text:p>specimen__name</text:p>
          </table:table-cell>
          <table:table-cell office:value-type="string" calcext:value-type="string">
            <text:p>specimen__hemisphere</text:p>
          </table:table-cell>
          <table:table-cell office:value-type="string" calcext:value-type="string">
            <text:p>structure__id</text:p>
          </table:table-cell>
          <table:table-cell office:value-type="string" calcext:value-type="string">
            <text:p>structure__name</text:p>
          </table:table-cell>
          <table:table-cell office:value-type="string" calcext:value-type="string">
            <text:p>structure__acronym</text:p>
          </table:table-cell>
          <table:table-cell office:value-type="string" calcext:value-type="string">
            <text:p>structure_parent__id</text:p>
          </table:table-cell>
          <table:table-cell office:value-type="string" calcext:value-type="string">
            <text:p>structure_parent__acronym</text:p>
          </table:table-cell>
          <table:table-cell office:value-type="string" calcext:value-type="string">
            <text:p>structure__layer</text:p>
          </table:table-cell>
          <table:table-cell office:value-type="string" calcext:value-type="string">
            <text:p>nr__max_euclidean_distance</text:p>
          </table:table-cell>
          <table:table-cell office:value-type="string" calcext:value-type="string">
            <text:p>nr__number_stems</text:p>
          </table:table-cell>
          <table:table-cell office:value-type="string" calcext:value-type="string">
            <text:p>nr__number_bifurcations</text:p>
          </table:table-cell>
          <table:table-cell office:value-type="string" calcext:value-type="string">
            <text:p>nr__average_contraction</text:p>
          </table:table-cell>
          <table:table-cell office:value-type="string" calcext:value-type="string">
            <text:p>nr__average_parent_daughter_ratio</text:p>
          </table:table-cell>
          <table:table-cell office:value-type="string" calcext:value-type="string">
            <text:p>nr__reconstruction_type</text:p>
          </table:table-cell>
          <table:table-cell office:value-type="string" calcext:value-type="string">
            <text:p>nrwkf__id</text:p>
          </table:table-cell>
          <table:table-cell office:value-type="string" calcext:value-type="string">
            <text:p>erwkf__id</text:p>
          </table:table-cell>
          <table:table-cell office:value-type="string" calcext:value-type="string">
            <text:p>ef__fast_trough_v_long_square</text:p>
          </table:table-cell>
          <table:table-cell office:value-type="string" calcext:value-type="string">
            <text:p>ef__upstroke_downstroke_ratio_long_square</text:p>
          </table:table-cell>
          <table:table-cell office:value-type="string" calcext:value-type="string">
            <text:p>ef__adaptation</text:p>
          </table:table-cell>
          <table:table-cell office:value-type="string" calcext:value-type="string">
            <text:p>ef__f_i_curve_slope</text:p>
          </table:table-cell>
          <table:table-cell office:value-type="string" calcext:value-type="string">
            <text:p>ef__threshold_i_long_square</text:p>
          </table:table-cell>
          <table:table-cell office:value-type="string" calcext:value-type="string">
            <text:p>ef__tau</text:p>
          </table:table-cell>
          <table:table-cell office:value-type="string" calcext:value-type="string">
            <text:p>ef__avg_isi</text:p>
          </table:table-cell>
          <table:table-cell office:value-type="string" calcext:value-type="string">
            <text:p>ef__avg_firing_rate</text:p>
          </table:table-cell>
          <table:table-cell office:value-type="string" calcext:value-type="string">
            <text:p>ef__ri</text:p>
          </table:table-cell>
          <table:table-cell office:value-type="string" calcext:value-type="string">
            <text:p>ef__peak_t_ramp</text:p>
          </table:table-cell>
          <table:table-cell office:value-type="string" calcext:value-type="string">
            <text:p>ef__vrest</text:p>
          </table:table-cell>
          <table:table-cell office:value-type="string" calcext:value-type="string">
            <text:p>si__height</text:p>
          </table:table-cell>
          <table:table-cell office:value-type="string" calcext:value-type="string">
            <text:p>si__width</text:p>
          </table:table-cell>
          <table:table-cell office:value-type="string" calcext:value-type="string">
            <text:p>si__path</text:p>
          </table:table-cell>
          <table:table-cell office:value-type="string" calcext:value-type="string">
            <text:p>csl__x</text:p>
          </table:table-cell>
          <table:table-cell office:value-type="string" calcext:value-type="string">
            <text:p>csl__y</text:p>
          </table:table-cell>
          <table:table-cell office:value-type="string" calcext:value-type="string">
            <text:p>csl__z</text:p>
          </table:table-cell>
          <table:table-cell office:value-type="string" calcext:value-type="string">
            <text:p>csl__normalized_depth</text:p>
          </table:table-cell>
          <table:table-cell office:value-type="string" calcext:value-type="string">
            <text:p>cell_reporter_status</text:p>
          </table:table-cell>
          <table:table-cell office:value-type="string" calcext:value-type="string">
            <text:p>m__glif</text:p>
          </table:table-cell>
          <table:table-cell office:value-type="string" calcext:value-type="string">
            <text:p>m__biophys</text:p>
          </table:table-cell>
          <table:table-cell office:value-type="string" calcext:value-type="string">
            <text:p>m__biophys_perisomatic</text:p>
          </table:table-cell>
          <table:table-cell office:value-type="string" calcext:value-type="string">
            <text:p>m__biophys_all_active</text:p>
          </table:table-cell>
          <table:table-cell office:value-type="string" calcext:value-type="string">
            <text:p>tag__apical</text:p>
          </table:table-cell>
          <table:table-cell office:value-type="string" calcext:value-type="string">
            <text:p>tag__dendrite_type</text:p>
          </table:table-cell>
          <table:table-cell office:value-type="string" calcext:value-type="string">
            <text:p>morph_thumb_path</text:p>
          </table:table-cell>
          <table:table-cell office:value-type="string" calcext:value-type="string">
            <text:p>ephys_thumb_path</text:p>
          </table:table-cell>
          <table:table-cell office:value-type="string" calcext:value-type="string">
            <text:p>ephys_inst_thresh_thumb_path</text:p>
          </table:table-cell>
          <table:table-cell office:value-type="string" calcext:value-type="string">
            <text:p>donor__age</text:p>
          </table:table-cell>
          <table:table-cell office:value-type="string" calcext:value-type="string">
            <text:p>donor__sex</text:p>
          </table:table-cell>
          <table:table-cell office:value-type="string" calcext:value-type="string">
            <text:p>donor__disease_state</text:p>
          </table:table-cell>
          <table:table-cell office:value-type="string" calcext:value-type="string">
            <text:p>donor__race</text:p>
          </table:table-cell>
          <table:table-cell office:value-type="string" calcext:value-type="string">
            <text:p>donor__years_of_seizure_history</text:p>
          </table:table-cell>
          <table:table-cell office:value-type="string" calcext:value-type="string">
            <text:p>donor__species</text:p>
          </table:table-cell>
          <table:table-cell office:value-type="string" calcext:value-type="string">
            <text:p>donor__id</text:p>
          </table:table-cell>
          <table:table-cell office:value-type="string" calcext:value-type="string">
            <text:p>donor_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515524026" calcext:value-type="float">
            <text:p>515524026</text:p>
          </table:table-cell>
          <table:table-cell office:value-type="string" calcext:value-type="string">
            <text:p>Rbp4-Cre_KL100;Ai14-243058.04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29.714514304156" calcext:value-type="float">
            <text:p>629.714514304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882351148321156" calcext:value-type="float">
            <text:p>0.8823511483</text:p>
          </table:table-cell>
          <table:table-cell office:value-type="float" office:value="0.895799458107179" calcext:value-type="float">
            <text:p>0.8957994581</text:p>
          </table:table-cell>
          <table:table-cell office:value-type="string" calcext:value-type="string">
            <text:p>dendrite-only</text:p>
          </table:table-cell>
          <table:table-cell office:value-type="float" office:value="553511057" calcext:value-type="float">
            <text:p>553511057</text:p>
          </table:table-cell>
          <table:table-cell office:value-type="float" office:value="562383189" calcext:value-type="float">
            <text:p>562383189</text:p>
          </table:table-cell>
          <table:table-cell office:value-type="float" office:value="-47.3125" calcext:value-type="float">
            <text:p>-47.3125</text:p>
          </table:table-cell>
          <table:table-cell office:value-type="float" office:value="3.43763381446239" calcext:value-type="float">
            <text:p>3.4376338145</text:p>
          </table:table-cell>
          <table:table-cell office:value-type="float" office:value="0.0458341390824274" calcext:value-type="float">
            <text:p>0.0458341391</text:p>
          </table:table-cell>
          <table:table-cell office:value-type="float" office:value="0.18978494552764" calcext:value-type="float">
            <text:p>0.1897849455</text:p>
          </table:table-cell>
          <table:table-cell office:value-type="float" office:value="29.9999980926514" calcext:value-type="float">
            <text:p>29.9999980927</text:p>
          </table:table-cell>
          <table:table-cell office:value-type="float" office:value="39.8619819949019" calcext:value-type="float">
            <text:p>39.8619819949</text:p>
          </table:table-cell>
          <table:table-cell office:value-type="float" office:value="89.794" calcext:value-type="float">
            <text:p>89.794</text:p>
          </table:table-cell>
          <table:table-cell office:value-type="float" office:value="11.1366015546696" calcext:value-type="float">
            <text:p>11.1366015547</text:p>
          </table:table-cell>
          <table:table-cell office:value-type="float" office:value="356.249958276749" calcext:value-type="float">
            <text:p>356.2499582767</text:p>
          </table:table-cell>
          <table:table-cell office:value-type="float" office:value="2.02361333333333" calcext:value-type="float">
            <text:p>2.0236133333</text:p>
          </table:table-cell>
          <table:table-cell office:value-type="float" office:value="-59.0870780944824" calcext:value-type="float">
            <text:p>-59.0870780945</text:p>
          </table:table-cell>
          <table:table-cell office:value-type="float" office:value="9447" calcext:value-type="float">
            <text:p>9447</text:p>
          </table:table-cell>
          <table:table-cell office:value-type="float" office:value="7597" calcext:value-type="float">
            <text:p>7597</text:p>
          </table:table-cell>
          <table:table-cell office:value-type="string" calcext:value-type="string">
            <text:p>/external/mousecelltypes/prod776/specimen_515524026/min_xy_515524026.aff</text:p>
          </table:table-cell>
          <table:table-cell office:value-type="float" office:value="8823.02017663402" calcext:value-type="float">
            <text:p>8823.020176634</text:p>
          </table:table-cell>
          <table:table-cell office:value-type="float" office:value="1049.78419571241" calcext:value-type="float">
            <text:p>1049.7841957124</text:p>
          </table:table-cell>
          <table:table-cell office:value-type="float" office:value="3535.80488585788" calcext:value-type="float">
            <text:p>3535.8048858579</text:p>
          </table:table-cell>
          <table:table-cell office:value-type="float" office:value="0.63679678963348" calcext:value-type="float">
            <text:p>0.6367967896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64690938</text:p>
          </table:table-cell>
          <table:table-cell office:value-type="string" calcext:value-type="string">
            <text:p>/api/v2/well_known_file_download/516423547</text:p>
          </table:table-cell>
          <table:table-cell office:value-type="string" calcext:value-type="string">
            <text:p>/api/v2/well_known_file_download/516423549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515200001" calcext:value-type="float">
            <text:p>515200001</text:p>
          </table:table-cell>
          <table:table-cell office:value-type="string" calcext:value-type="string">
            <text:p>Ntsr1-Cre;Ai14-212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515249852" calcext:value-type="float">
            <text:p>515249852</text:p>
          </table:table-cell>
          <table:table-cell office:value-type="string" calcext:value-type="string">
            <text:p>Rbp4-Cre_KL100;Ai14-243055.04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75.317928408035" calcext:value-type="float">
            <text:p>675.31792840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.91858489728515" calcext:value-type="float">
            <text:p>0.9185848973</text:p>
          </table:table-cell>
          <table:table-cell office:value-type="float" office:value="0.814541348179947" calcext:value-type="float">
            <text:p>0.8145413482</text:p>
          </table:table-cell>
          <table:table-cell office:value-type="string" calcext:value-type="string">
            <text:p>dendrite-only</text:p>
          </table:table-cell>
          <table:table-cell office:value-type="float" office:value="537042149" calcext:value-type="float">
            <text:p>537042149</text:p>
          </table:table-cell>
          <table:table-cell office:value-type="float" office:value="544781903" calcext:value-type="float">
            <text:p>544781903</text:p>
          </table:table-cell>
          <table:table-cell office:value-type="float" office:value="-50.4687538146973" calcext:value-type="float">
            <text:p>-50.4687538147</text:p>
          </table:table-cell>
          <table:table-cell office:value-type="float" office:value="2.95575700219302" calcext:value-type="float">
            <text:p>2.9557570022</text:p>
          </table:table-cell>
          <table:table-cell office:value-type="float" office:value="0.00857220641801484" calcext:value-type="float">
            <text:p>0.0085722064</text:p>
          </table:table-cell>
          <table:table-cell office:value-type="float" office:value="0.206250010984284" calcext:value-type="float">
            <text:p>0.206250011</text:p>
          </table:table-cell>
          <table:table-cell office:value-type="float" office:value="110" calcext:value-type="float">
            <text:p>110</text:p>
          </table:table-cell>
          <table:table-cell office:value-type="float" office:value="15.2896440459525" calcext:value-type="float">
            <text:p>15.289644046</text:p>
          </table:table-cell>
          <table:table-cell office:value-type="float" office:value="59.995" calcext:value-type="float">
            <text:p>59.995</text:p>
          </table:table-cell>
          <table:table-cell office:value-type="float" office:value="16.6680556713059" calcext:value-type="float">
            <text:p>16.6680556713</text:p>
          </table:table-cell>
          <table:table-cell office:value-type="float" office:value="128.786131739616" calcext:value-type="float">
            <text:p>128.7861317396</text:p>
          </table:table-cell>
          <table:table-cell office:value-type="float" office:value="4.03606666666667" calcext:value-type="float">
            <text:p>4.0360666667</text:p>
          </table:table-cell>
          <table:table-cell office:value-type="float" office:value="-74.2342147827148" calcext:value-type="float">
            <text:p>-74.2342147827</text:p>
          </table:table-cell>
          <table:table-cell office:value-type="float" office:value="9404" calcext:value-type="float">
            <text:p>9404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/external/mousecelltypes/prod759/specimen_515249852/min_xy_515249852.aff</text:p>
          </table:table-cell>
          <table:table-cell office:value-type="float" office:value="8915.7100716551" calcext:value-type="float">
            <text:p>8915.7100716551</text:p>
          </table:table-cell>
          <table:table-cell office:value-type="float" office:value="1480.7661348545" calcext:value-type="float">
            <text:p>1480.7661348545</text:p>
          </table:table-cell>
          <table:table-cell office:value-type="float" office:value="8442.92610557676" calcext:value-type="float">
            <text:p>8442.9261055768</text:p>
          </table:table-cell>
          <table:table-cell office:value-type="float" office:value="0.603349737080728" calcext:value-type="float">
            <text:p>0.6033497371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41010558</text:p>
          </table:table-cell>
          <table:table-cell office:value-type="string" calcext:value-type="string">
            <text:p>/api/v2/well_known_file_download/516879135</text:p>
          </table:table-cell>
          <table:table-cell office:value-type="string" calcext:value-type="string">
            <text:p>/api/v2/well_known_file_download/51687913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515199997" calcext:value-type="float">
            <text:p>515199997</text:p>
          </table:table-cell>
          <table:table-cell office:value-type="float" office:value="571364629" calcext:value-type="float">
            <text:p>571364629</text:p>
          </table:table-cell>
          <table:table-cell office:value-type="string" calcext:value-type="string">
            <text:p>H17.06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90916882" calcext:value-type="float">
            <text:p>490916882</text:p>
          </table:table-cell>
          <table:table-cell office:value-type="string" calcext:value-type="string">
            <text:p>Rbp4-Cre_KL100;Ai14-215300.03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06.206096534372" calcext:value-type="float">
            <text:p>606.206096534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887334547100927" calcext:value-type="float">
            <text:p>0.8873345471</text:p>
          </table:table-cell>
          <table:table-cell office:value-type="float" office:value="0.848071198833953" calcext:value-type="float">
            <text:p>0.8480711988</text:p>
          </table:table-cell>
          <table:table-cell office:value-type="string" calcext:value-type="string">
            <text:p>dendrite-only</text:p>
          </table:table-cell>
          <table:table-cell office:value-type="float" office:value="510979258" calcext:value-type="float">
            <text:p>510979258</text:p>
          </table:table-cell>
          <table:table-cell office:value-type="float" office:value="496602914" calcext:value-type="float">
            <text:p>496602914</text:p>
          </table:table-cell>
          <table:table-cell office:value-type="float" office:value="-52.1250038146973" calcext:value-type="float">
            <text:p>-52.1250038147</text:p>
          </table:table-cell>
          <table:table-cell office:value-type="float" office:value="3.16005550383282" calcext:value-type="float">
            <text:p>3.1600555038</text:p>
          </table:table-cell>
          <table:table-cell office:value-type="float" office:value="0.00303267783257471" calcext:value-type="float">
            <text:p>0.0030326778</text:p>
          </table:table-cell>
          <table:table-cell office:value-type="float" office:value="0.213258860681144" calcext:value-type="float">
            <text:p>0.2132588607</text:p>
          </table:table-cell>
          <table:table-cell office:value-type="float" office:value="80" calcext:value-type="float">
            <text:p>80</text:p>
          </table:table-cell>
          <table:table-cell office:value-type="float" office:value="16.092450991137" calcext:value-type="float">
            <text:p>16.0924509911</text:p>
          </table:table-cell>
          <table:table-cell office:value-type="float" office:value="62.0013333333333" calcext:value-type="float">
            <text:p>62.0013333333</text:p>
          </table:table-cell>
          <table:table-cell office:value-type="float" office:value="16.128685404615" calcext:value-type="float">
            <text:p>16.1286854046</text:p>
          </table:table-cell>
          <table:table-cell office:value-type="float" office:value="119.374923408031" calcext:value-type="float">
            <text:p>119.374923408</text:p>
          </table:table-cell>
          <table:table-cell office:value-type="float" office:value="4.45618" calcext:value-type="float">
            <text:p>4.45618</text:p>
          </table:table-cell>
          <table:table-cell office:value-type="float" office:value="-67.9530868530273" calcext:value-type="float">
            <text:p>-67.953086853</text:p>
          </table:table-cell>
          <table:table-cell table:number-columns-repeated="2" office:value-type="float" office:value="7585" calcext:value-type="float">
            <text:p>7585</text:p>
          </table:table-cell>
          <table:table-cell office:value-type="string" calcext:value-type="string">
            <text:p>/external/mousecelltypes/prod572/specimen_490916882/min_xy_490916882.aff</text:p>
          </table:table-cell>
          <table:table-cell office:value-type="float" office:value="9050.00000000001" calcext:value-type="float">
            <text:p>9050</text:p>
          </table:table-cell>
          <table:table-cell office:value-type="float" office:value="1145.4774568571" calcext:value-type="float">
            <text:p>1145.4774568571</text:p>
          </table:table-cell>
          <table:table-cell office:value-type="float" office:value="3385.86696981884" calcext:value-type="float">
            <text:p>3385.8669698188</text:p>
          </table:table-cell>
          <table:table-cell office:value-type="float" office:value="0.575795330333496" calcext:value-type="float">
            <text:p>0.5757953303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16477251</text:p>
          </table:table-cell>
          <table:table-cell office:value-type="string" calcext:value-type="string">
            <text:p>/api/v2/well_known_file_download/490923129</text:p>
          </table:table-cell>
          <table:table-cell office:value-type="string" calcext:value-type="string">
            <text:p>/api/v2/well_known_file_download/49176134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90198920" calcext:value-type="float">
            <text:p>490198920</text:p>
          </table:table-cell>
          <table:table-cell office:value-type="string" calcext:value-type="string">
            <text:p>Ntsr1-Cre;Ai14-235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8683425" calcext:value-type="float">
            <text:p>488683425</text:p>
          </table:table-cell>
          <table:table-cell office:value-type="string" calcext:value-type="string">
            <text:p>Rbp4-Cre_KL100;Ai14-203503.04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87.06563228974" calcext:value-type="float">
            <text:p>687.065632289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877691153932256" calcext:value-type="float">
            <text:p>0.8776911539</text:p>
          </table:table-cell>
          <table:table-cell office:value-type="float" office:value="0.710067876523724" calcext:value-type="float">
            <text:p>0.7100678765</text:p>
          </table:table-cell>
          <table:table-cell office:value-type="string" calcext:value-type="string">
            <text:p>dendrite-only</text:p>
          </table:table-cell>
          <table:table-cell office:value-type="float" office:value="527109147" calcext:value-type="float">
            <text:p>527109147</text:p>
          </table:table-cell>
          <table:table-cell office:value-type="float" office:value="496602511" calcext:value-type="float">
            <text:p>496602511</text:p>
          </table:table-cell>
          <table:table-cell office:value-type="float" office:value="-51.9687538146973" calcext:value-type="float">
            <text:p>-51.9687538147</text:p>
          </table:table-cell>
          <table:table-cell office:value-type="float" office:value="2.09432821724034" calcext:value-type="float">
            <text:p>2.0943282172</text:p>
          </table:table-cell>
          <table:table-cell office:value-type="float" office:value="0.00320796351828684" calcext:value-type="float">
            <text:p>0.0032079635</text:p>
          </table:table-cell>
          <table:table-cell office:value-type="float" office:value="0.210344907236748" calcext:value-type="float">
            <text:p>0.2103449072</text:p>
          </table:table-cell>
          <table:table-cell office:value-type="float" office:value="150" calcext:value-type="float">
            <text:p>150</text:p>
          </table:table-cell>
          <table:table-cell office:value-type="float" office:value="13.6589096926357" calcext:value-type="float">
            <text:p>13.6589096926</text:p>
          </table:table-cell>
          <table:table-cell office:value-type="float" office:value="50.3721052631579" calcext:value-type="float">
            <text:p>50.3721052632</text:p>
          </table:table-cell>
          <table:table-cell office:value-type="float" office:value="19.8522574106387" calcext:value-type="float">
            <text:p>19.8522574106</text:p>
          </table:table-cell>
          <table:table-cell office:value-type="float" office:value="98.3444213867186" calcext:value-type="float">
            <text:p>98.3444213867</text:p>
          </table:table-cell>
          <table:table-cell office:value-type="float" office:value="7.73753666666667" calcext:value-type="float">
            <text:p>7.7375366667</text:p>
          </table:table-cell>
          <table:table-cell office:value-type="float" office:value="-68.2019271850586" calcext:value-type="float">
            <text:p>-68.2019271851</text:p>
          </table:table-cell>
          <table:table-cell office:value-type="float" office:value="9428" calcext:value-type="float">
            <text:p>9428</text:p>
          </table:table-cell>
          <table:table-cell office:value-type="float" office:value="7574" calcext:value-type="float">
            <text:p>7574</text:p>
          </table:table-cell>
          <table:table-cell office:value-type="string" calcext:value-type="string">
            <text:p>/external/mousecelltypes/prod571/specimen_488683425/min_xy_488683425.aff</text:p>
          </table:table-cell>
          <table:table-cell office:value-type="float" office:value="8254.32437767289" calcext:value-type="float">
            <text:p>8254.3243776729</text:p>
          </table:table-cell>
          <table:table-cell office:value-type="float" office:value="937.045426223908" calcext:value-type="float">
            <text:p>937.0454262239</text:p>
          </table:table-cell>
          <table:table-cell office:value-type="float" office:value="7693.2671796938" calcext:value-type="float">
            <text:p>7693.2671796938</text:p>
          </table:table-cell>
          <table:table-cell office:value-type="float" office:value="0.623544743033369" calcext:value-type="float">
            <text:p>0.623544743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27111135</text:p>
          </table:table-cell>
          <table:table-cell office:value-type="string" calcext:value-type="string">
            <text:p>/api/v2/well_known_file_download/488684246</text:p>
          </table:table-cell>
          <table:table-cell office:value-type="string" calcext:value-type="string">
            <text:p>/api/v2/well_known_file_download/491765929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250259" calcext:value-type="float">
            <text:p>485250259</text:p>
          </table:table-cell>
          <table:table-cell office:value-type="string" calcext:value-type="string">
            <text:p>Vip-IRES-Cre;Ai14-290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7664663" calcext:value-type="float">
            <text:p>487664663</text:p>
          </table:table-cell>
          <table:table-cell office:value-type="string" calcext:value-type="string">
            <text:p>Rbp4-Cre_KL100;Ai14-211531.03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701.839454542911" calcext:value-type="float">
            <text:p>701.839454542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908432763382239" calcext:value-type="float">
            <text:p>0.9084327634</text:p>
          </table:table-cell>
          <table:table-cell office:value-type="float" office:value="0.835762573549105" calcext:value-type="float">
            <text:p>0.8357625735</text:p>
          </table:table-cell>
          <table:table-cell office:value-type="string" calcext:value-type="string">
            <text:p>dendrite-only</text:p>
          </table:table-cell>
          <table:table-cell office:value-type="float" office:value="496085296" calcext:value-type="float">
            <text:p>496085296</text:p>
          </table:table-cell>
          <table:table-cell office:value-type="float" office:value="496194535" calcext:value-type="float">
            <text:p>496194535</text:p>
          </table:table-cell>
          <table:table-cell office:value-type="float" office:value="-44.96875" calcext:value-type="float">
            <text:p>-44.96875</text:p>
          </table:table-cell>
          <table:table-cell office:value-type="float" office:value="2.96935901039677" calcext:value-type="float">
            <text:p>2.9693590104</text:p>
          </table:table-cell>
          <table:table-cell office:value-type="float" office:value="0.0868781786666974" calcext:value-type="float">
            <text:p>0.0868781787</text:p>
          </table:table-cell>
          <table:table-cell office:value-type="float" office:value="0.136552220174497" calcext:value-type="float">
            <text:p>0.1365522202</text:p>
          </table:table-cell>
          <table:table-cell office:value-type="float" office:value="50" calcext:value-type="float">
            <text:p>50</text:p>
          </table:table-cell>
          <table:table-cell office:value-type="float" office:value="16.1776718328989" calcext:value-type="float">
            <text:p>16.1776718329</text:p>
          </table:table-cell>
          <table:table-cell office:value-type="float" office:value="101.536111111111" calcext:value-type="float">
            <text:p>101.5361111111</text:p>
          </table:table-cell>
          <table:table-cell office:value-type="float" office:value="9.84871282794847" calcext:value-type="float">
            <text:p>9.8487128279</text:p>
          </table:table-cell>
          <table:table-cell office:value-type="float" office:value="118.080377578735" calcext:value-type="float">
            <text:p>118.0803775787</text:p>
          </table:table-cell>
          <table:table-cell office:value-type="float" office:value="3.40511666666667" calcext:value-type="float">
            <text:p>3.4051166667</text:p>
          </table:table-cell>
          <table:table-cell office:value-type="float" office:value="-68.4131774902344" calcext:value-type="float">
            <text:p>-68.4131774902</text:p>
          </table:table-cell>
          <table:table-cell office:value-type="float" office:value="9424" calcext:value-type="float">
            <text:p>9424</text:p>
          </table:table-cell>
          <table:table-cell office:value-type="float" office:value="7625" calcext:value-type="float">
            <text:p>7625</text:p>
          </table:table-cell>
          <table:table-cell office:value-type="string" calcext:value-type="string">
            <text:p>/external/mousecelltypes/prod534/specimen_487664663/min_xy_487664663.aff</text:p>
          </table:table-cell>
          <table:table-cell office:value-type="float" office:value="8766.93193131801" calcext:value-type="float">
            <text:p>8766.931931318</text:p>
          </table:table-cell>
          <table:table-cell office:value-type="float" office:value="1006.75671580849" calcext:value-type="float">
            <text:p>1006.7567158085</text:p>
          </table:table-cell>
          <table:table-cell office:value-type="float" office:value="7752.41636003947" calcext:value-type="float">
            <text:p>7752.4163600395</text:p>
          </table:table-cell>
          <table:table-cell office:value-type="float" office:value="0.592785931023771" calcext:value-type="float">
            <text:p>0.592785931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357063</text:p>
          </table:table-cell>
          <table:table-cell office:value-type="string" calcext:value-type="string">
            <text:p>/api/v2/well_known_file_download/487666297</text:p>
          </table:table-cell>
          <table:table-cell office:value-type="string" calcext:value-type="string">
            <text:p>/api/v2/well_known_file_download/491383908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7152241" calcext:value-type="float">
            <text:p>487152241</text:p>
          </table:table-cell>
          <table:table-cell office:value-type="float" office:value="573111445" calcext:value-type="float">
            <text:p>573111445</text:p>
          </table:table-cell>
          <table:table-cell office:value-type="string" calcext:value-type="string">
            <text:p>Pvalb-IRES-Cre;Ai14-304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6111903" calcext:value-type="float">
            <text:p>486111903</text:p>
          </table:table-cell>
          <table:table-cell office:value-type="string" calcext:value-type="string">
            <text:p>Rbp4-Cre_KL100;Ai14-205727.03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52.889561376241" calcext:value-type="float">
            <text:p>652.889561376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901911147546668" calcext:value-type="float">
            <text:p>0.9019111475</text:p>
          </table:table-cell>
          <table:table-cell office:value-type="float" office:value="0.820847194289554" calcext:value-type="float">
            <text:p>0.8208471943</text:p>
          </table:table-cell>
          <table:table-cell office:value-type="string" calcext:value-type="string">
            <text:p>dendrite-only</text:p>
          </table:table-cell>
          <table:table-cell office:value-type="float" office:value="500961609" calcext:value-type="float">
            <text:p>500961609</text:p>
          </table:table-cell>
          <table:table-cell office:value-type="float" office:value="500919192" calcext:value-type="float">
            <text:p>500919192</text:p>
          </table:table-cell>
          <table:table-cell office:value-type="float" office:value="-43.5000038146973" calcext:value-type="float">
            <text:p>-43.5000038147</text:p>
          </table:table-cell>
          <table:table-cell office:value-type="float" office:value="3.94154930536264" calcext:value-type="float">
            <text:p>3.9415493054</text:p>
          </table:table-cell>
          <table:table-cell office:value-type="float" office:value="0.0273018032267714" calcext:value-type="float">
            <text:p>0.0273018032</text:p>
          </table:table-cell>
          <table:table-cell office:value-type="float" office:value="0.168939386460624" calcext:value-type="float">
            <text:p>0.1689393865</text:p>
          </table:table-cell>
          <table:table-cell office:value-type="float" office:value="209.999984741211" calcext:value-type="float">
            <text:p>209.9999847412</text:p>
          </table:table-cell>
          <table:table-cell office:value-type="float" office:value="13.4291785026162" calcext:value-type="float">
            <text:p>13.4291785026</text:p>
          </table:table-cell>
          <table:table-cell office:value-type="float" office:value="98.9194444444445" calcext:value-type="float">
            <text:p>98.9194444444</text:p>
          </table:table-cell>
          <table:table-cell office:value-type="float" office:value="10.1092359102524" calcext:value-type="float">
            <text:p>10.1092359103</text:p>
          </table:table-cell>
          <table:table-cell office:value-type="float" office:value="113.281324505806" calcext:value-type="float">
            <text:p>113.2813245058</text:p>
          </table:table-cell>
          <table:table-cell office:value-type="float" office:value="5.15021" calcext:value-type="float">
            <text:p>5.15021</text:p>
          </table:table-cell>
          <table:table-cell office:value-type="float" office:value="-69.3053436279297" calcext:value-type="float">
            <text:p>-69.3053436279</text:p>
          </table:table-cell>
          <table:table-cell office:value-type="float" office:value="9407" calcext:value-type="float">
            <text:p>9407</text:p>
          </table:table-cell>
          <table:table-cell office:value-type="float" office:value="7619" calcext:value-type="float">
            <text:p>7619</text:p>
          </table:table-cell>
          <table:table-cell office:value-type="string" calcext:value-type="string">
            <text:p>/external/mousecelltypes/prod535/specimen_486111903/min_xy_486111903.aff</text:p>
          </table:table-cell>
          <table:table-cell office:value-type="float" office:value="8484.28452993131" calcext:value-type="float">
            <text:p>8484.2845299313</text:p>
          </table:table-cell>
          <table:table-cell office:value-type="float" office:value="1018.82380442194" calcext:value-type="float">
            <text:p>1018.8238044219</text:p>
          </table:table-cell>
          <table:table-cell office:value-type="float" office:value="3454.08503673929" calcext:value-type="float">
            <text:p>3454.0850367393</text:p>
          </table:table-cell>
          <table:table-cell office:value-type="float" office:value="0.602377718610363" calcext:value-type="float">
            <text:p>0.6023777186</text:p>
          </table:table-cell>
          <table:table-cell office:value-type="string" calcext:value-type="string">
            <text:p>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01086517</text:p>
          </table:table-cell>
          <table:table-cell office:value-type="string" calcext:value-type="string">
            <text:p>/api/v2/well_known_file_download/486125045</text:p>
          </table:table-cell>
          <table:table-cell office:value-type="string" calcext:value-type="string">
            <text:p>/api/v2/well_known_file_download/49137805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955768" calcext:value-type="float">
            <text:p>485955768</text:p>
          </table:table-cell>
          <table:table-cell office:value-type="string" calcext:value-type="string">
            <text:p>Rbp4-Cre_KL100;Ai14-203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6110216" calcext:value-type="float">
            <text:p>486110216</text:p>
          </table:table-cell>
          <table:table-cell office:value-type="string" calcext:value-type="string">
            <text:p>Rbp4-Cre_KL100;Ai14-205727.04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48.068883536689" calcext:value-type="float">
            <text:p>648.06888353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19951904913439" calcext:value-type="float">
            <text:p>0.9199519049</text:p>
          </table:table-cell>
          <table:table-cell office:value-type="float" office:value="0.771828456767934" calcext:value-type="float">
            <text:p>0.7718284568</text:p>
          </table:table-cell>
          <table:table-cell office:value-type="string" calcext:value-type="string">
            <text:p>dendrite-only</text:p>
          </table:table-cell>
          <table:table-cell office:value-type="float" office:value="496085262" calcext:value-type="float">
            <text:p>496085262</text:p>
          </table:table-cell>
          <table:table-cell office:value-type="float" office:value="496453673" calcext:value-type="float">
            <text:p>496453673</text:p>
          </table:table-cell>
          <table:table-cell office:value-type="float" office:value="-46.7812538146973" calcext:value-type="float">
            <text:p>-46.7812538147</text:p>
          </table:table-cell>
          <table:table-cell office:value-type="float" office:value="2.39324221794046" calcext:value-type="float">
            <text:p>2.3932422179</text:p>
          </table:table-cell>
          <table:table-cell/>
          <table:table-cell office:value-type="float" office:value="0.0448844920022316" calcext:value-type="float">
            <text:p>0.044884492</text:p>
          </table:table-cell>
          <table:table-cell office:value-type="float" office:value="110" calcext:value-type="float">
            <text:p>110</text:p>
          </table:table-cell>
          <table:table-cell office:value-type="float" office:value="23.5713573041281" calcext:value-type="float">
            <text:p>23.5713573041</text:p>
          </table:table-cell>
          <table:table-cell table:number-columns-repeated="2"/>
          <table:table-cell office:value-type="float" office:value="335.937708616257" calcext:value-type="float">
            <text:p>335.9377086163</text:p>
          </table:table-cell>
          <table:table-cell office:value-type="float" office:value="5.3051375" calcext:value-type="float">
            <text:p>5.3051375</text:p>
          </table:table-cell>
          <table:table-cell office:value-type="float" office:value="-65.9088363647461" calcext:value-type="float">
            <text:p>-65.9088363647</text:p>
          </table:table-cell>
          <table:table-cell office:value-type="float" office:value="9430" calcext:value-type="float">
            <text:p>9430</text:p>
          </table:table-cell>
          <table:table-cell office:value-type="float" office:value="9425" calcext:value-type="float">
            <text:p>9425</text:p>
          </table:table-cell>
          <table:table-cell office:value-type="string" calcext:value-type="string">
            <text:p>/external/mousecelltypes/prod514/specimen_486110216/min_xy_486110216.aff</text:p>
          </table:table-cell>
          <table:table-cell office:value-type="float" office:value="8225.43138012973" calcext:value-type="float">
            <text:p>8225.4313801297</text:p>
          </table:table-cell>
          <table:table-cell office:value-type="float" office:value="1141.41246971445" calcext:value-type="float">
            <text:p>1141.4124697145</text:p>
          </table:table-cell>
          <table:table-cell office:value-type="float" office:value="3140.56659163559" calcext:value-type="float">
            <text:p>3140.5665916356</text:p>
          </table:table-cell>
          <table:table-cell office:value-type="float" office:value="0.70533579988775" calcext:value-type="float">
            <text:p>0.7053357999</text:p>
          </table:table-cell>
          <table:table-cell office:value-type="string" calcext:value-type="string">
            <text:p>posi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01080044</text:p>
          </table:table-cell>
          <table:table-cell office:value-type="string" calcext:value-type="string">
            <text:p>/api/v2/well_known_file_download/486115512</text:p>
          </table:table-cell>
          <table:table-cell office:value-type="string" calcext:value-type="string">
            <text:p>/api/v2/well_known_file_download/49137838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955768" calcext:value-type="float">
            <text:p>485955768</text:p>
          </table:table-cell>
          <table:table-cell office:value-type="string" calcext:value-type="string">
            <text:p>Htr3a-Cre_NO152;Ai14(IVSCC)-175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6052980" calcext:value-type="float">
            <text:p>486052980</text:p>
          </table:table-cell>
          <table:table-cell office:value-type="string" calcext:value-type="string">
            <text:p>Rbp4-Cre_KL100;Ai14-205726.03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31.914130443251" calcext:value-type="float">
            <text:p>631.914130443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.904450919013901" calcext:value-type="float">
            <text:p>0.904450919</text:p>
          </table:table-cell>
          <table:table-cell office:value-type="float" office:value="0.819209853885533" calcext:value-type="float">
            <text:p>0.8192098539</text:p>
          </table:table-cell>
          <table:table-cell office:value-type="string" calcext:value-type="string">
            <text:p>dendrite-only</text:p>
          </table:table-cell>
          <table:table-cell office:value-type="float" office:value="496001096" calcext:value-type="float">
            <text:p>496001096</text:p>
          </table:table-cell>
          <table:table-cell office:value-type="float" office:value="496461083" calcext:value-type="float">
            <text:p>496461083</text:p>
          </table:table-cell>
          <table:table-cell office:value-type="float" office:value="-50.34375" calcext:value-type="float">
            <text:p>-50.34375</text:p>
          </table:table-cell>
          <table:table-cell office:value-type="float" office:value="3.5580965198161" calcext:value-type="float">
            <text:p>3.5580965198</text:p>
          </table:table-cell>
          <table:table-cell office:value-type="float" office:value="0.00837115840464048" calcext:value-type="float">
            <text:p>0.0083711584</text:p>
          </table:table-cell>
          <table:table-cell office:value-type="float" office:value="0.167996124448892" calcext:value-type="float">
            <text:p>0.1679961244</text:p>
          </table:table-cell>
          <table:table-cell office:value-type="float" office:value="130" calcext:value-type="float">
            <text:p>130</text:p>
          </table:table-cell>
          <table:table-cell office:value-type="float" office:value="10.9784275589109" calcext:value-type="float">
            <text:p>10.9784275589</text:p>
          </table:table-cell>
          <table:table-cell office:value-type="float" office:value="138.005" calcext:value-type="float">
            <text:p>138.005</text:p>
          </table:table-cell>
          <table:table-cell office:value-type="float" office:value="7.24611427122206" calcext:value-type="float">
            <text:p>7.2461142712</text:p>
          </table:table-cell>
          <table:table-cell office:value-type="float" office:value="85.9374776482582" calcext:value-type="float">
            <text:p>85.9374776483</text:p>
          </table:table-cell>
          <table:table-cell office:value-type="float" office:value="4.3970425" calcext:value-type="float">
            <text:p>4.3970425</text:p>
          </table:table-cell>
          <table:table-cell office:value-type="float" office:value="-70.4233016967773" calcext:value-type="float">
            <text:p>-70.4233016968</text:p>
          </table:table-cell>
          <table:table-cell office:value-type="float" office:value="9417" calcext:value-type="float">
            <text:p>9417</text:p>
          </table:table-cell>
          <table:table-cell office:value-type="float" office:value="5765" calcext:value-type="float">
            <text:p>5765</text:p>
          </table:table-cell>
          <table:table-cell office:value-type="string" calcext:value-type="string">
            <text:p>/external/mousecelltypes/prod514/specimen_486052980/min_xy_486052980.aff</text:p>
          </table:table-cell>
          <table:table-cell office:value-type="float" office:value="8580.52918453797" calcext:value-type="float">
            <text:p>8580.529184538</text:p>
          </table:table-cell>
          <table:table-cell office:value-type="float" office:value="946.432521582829" calcext:value-type="float">
            <text:p>946.4325215828</text:p>
          </table:table-cell>
          <table:table-cell office:value-type="float" office:value="3635.39101803898" calcext:value-type="float">
            <text:p>3635.391018039</text:p>
          </table:table-cell>
          <table:table-cell office:value-type="float" office:value="0.639390319988777" calcext:value-type="float">
            <text:p>0.63939032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01079804</text:p>
          </table:table-cell>
          <table:table-cell office:value-type="string" calcext:value-type="string">
            <text:p>/api/v2/well_known_file_download/486075842</text:p>
          </table:table-cell>
          <table:table-cell office:value-type="string" calcext:value-type="string">
            <text:p>/api/v2/well_known_file_download/491383080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955764" calcext:value-type="float">
            <text:p>485955764</text:p>
          </table:table-cell>
          <table:table-cell office:value-type="string" calcext:value-type="string">
            <text:p>Pvalb-IRES-Cre;Ai14-321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6025194" calcext:value-type="float">
            <text:p>486025194</text:p>
          </table:table-cell>
          <table:table-cell office:value-type="string" calcext:value-type="string">
            <text:p>Rbp4-Cre_KL100;Ai14-205726.04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475.701363654772" calcext:value-type="float">
            <text:p>475.701363654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1606203683836" calcext:value-type="float">
            <text:p>0.9160620368</text:p>
          </table:table-cell>
          <table:table-cell office:value-type="float" office:value="0.966747582054128" calcext:value-type="float">
            <text:p>0.9667475821</text:p>
          </table:table-cell>
          <table:table-cell office:value-type="string" calcext:value-type="string">
            <text:p>dendrite-only</text:p>
          </table:table-cell>
          <table:table-cell office:value-type="float" office:value="514342420" calcext:value-type="float">
            <text:p>514342420</text:p>
          </table:table-cell>
          <table:table-cell office:value-type="float" office:value="544751908" calcext:value-type="float">
            <text:p>544751908</text:p>
          </table:table-cell>
          <table:table-cell office:value-type="float" office:value="-47.3125" calcext:value-type="float">
            <text:p>-47.3125</text:p>
          </table:table-cell>
          <table:table-cell office:value-type="float" office:value="4.03217087008032" calcext:value-type="float">
            <text:p>4.0321708701</text:p>
          </table:table-cell>
          <table:table-cell office:value-type="float" office:value="0.193592090156185" calcext:value-type="float">
            <text:p>0.1935920902</text:p>
          </table:table-cell>
          <table:table-cell office:value-type="float" office:value="0.0347826104984389" calcext:value-type="float">
            <text:p>0.0347826105</text:p>
          </table:table-cell>
          <table:table-cell office:value-type="float" office:value="130" calcext:value-type="float">
            <text:p>130</text:p>
          </table:table-cell>
          <table:table-cell office:value-type="float" office:value="15.4321944902117" calcext:value-type="float">
            <text:p>15.4321944902</text:p>
          </table:table-cell>
          <table:table-cell office:value-type="float" office:value="156.661" calcext:value-type="float">
            <text:p>156.661</text:p>
          </table:table-cell>
          <table:table-cell office:value-type="float" office:value="6.38320960545381" calcext:value-type="float">
            <text:p>6.3832096055</text:p>
          </table:table-cell>
          <table:table-cell office:value-type="float" office:value="132.14285671711" calcext:value-type="float">
            <text:p>132.1428567171</text:p>
          </table:table-cell>
          <table:table-cell office:value-type="float" office:value="4.78386333333333" calcext:value-type="float">
            <text:p>4.7838633333</text:p>
          </table:table-cell>
          <table:table-cell office:value-type="float" office:value="-72.1001129150391" calcext:value-type="float">
            <text:p>-72.100112915</text:p>
          </table:table-cell>
          <table:table-cell office:value-type="float" office:value="9410" calcext:value-type="float">
            <text:p>9410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/external/mousecelltypes/prod514/specimen_486025194/min_xy_486025194.aff</text:p>
          </table:table-cell>
          <table:table-cell office:value-type="float" office:value="8823.99878168856" calcext:value-type="float">
            <text:p>8823.9987816886</text:p>
          </table:table-cell>
          <table:table-cell office:value-type="float" office:value="1102.88146211887" calcext:value-type="float">
            <text:p>1102.8814621189</text:p>
          </table:table-cell>
          <table:table-cell office:value-type="float" office:value="3413.42961093176" calcext:value-type="float">
            <text:p>3413.4296109318</text:p>
          </table:table-cell>
          <table:table-cell office:value-type="float" office:value="0.516964877718279" calcext:value-type="float">
            <text:p>0.5169648777</text:p>
          </table:table-cell>
          <table:table-cell office:value-type="string" calcext:value-type="string">
            <text:p>positiv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44886065</text:p>
          </table:table-cell>
          <table:table-cell office:value-type="string" calcext:value-type="string">
            <text:p>/api/v2/well_known_file_download/486048837</text:p>
          </table:table-cell>
          <table:table-cell office:value-type="string" calcext:value-type="string">
            <text:p>/api/v2/well_known_file_download/491383786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955764" calcext:value-type="float">
            <text:p>485955764</text:p>
          </table:table-cell>
          <table:table-cell office:value-type="string" calcext:value-type="string">
            <text:p>Cux2-CreERT2;Ai14-205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880739" calcext:value-type="float">
            <text:p>485880739</text:p>
          </table:table-cell>
          <table:table-cell office:value-type="string" calcext:value-type="string">
            <text:p>Rbp4-Cre_KL100;Ai14-204745.05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95.345393470555" calcext:value-type="float">
            <text:p>595.345393470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902934853098967" calcext:value-type="float">
            <text:p>0.9029348531</text:p>
          </table:table-cell>
          <table:table-cell office:value-type="float" office:value="0.872537618931212" calcext:value-type="float">
            <text:p>0.8725376189</text:p>
          </table:table-cell>
          <table:table-cell office:value-type="string" calcext:value-type="string">
            <text:p>dendrite-only</text:p>
          </table:table-cell>
          <table:table-cell office:value-type="float" office:value="496001052" calcext:value-type="float">
            <text:p>496001052</text:p>
          </table:table-cell>
          <table:table-cell office:value-type="float" office:value="491317527" calcext:value-type="float">
            <text:p>491317527</text:p>
          </table:table-cell>
          <table:table-cell office:value-type="float" office:value="-46.5625038146973" calcext:value-type="float">
            <text:p>-46.5625038147</text:p>
          </table:table-cell>
          <table:table-cell office:value-type="float" office:value="3.71689614680415" calcext:value-type="float">
            <text:p>3.7168961468</text:p>
          </table:table-cell>
          <table:table-cell office:value-type="float" office:value="0.0543448401758024" calcext:value-type="float">
            <text:p>0.0543448402</text:p>
          </table:table-cell>
          <table:table-cell office:value-type="float" office:value="0.173876419927026" calcext:value-type="float">
            <text:p>0.1738764199</text:p>
          </table:table-cell>
          <table:table-cell office:value-type="float" office:value="120.000007629395" calcext:value-type="float">
            <text:p>120.0000076294</text:p>
          </table:table-cell>
          <table:table-cell office:value-type="float" office:value="17.6999565475235" calcext:value-type="float">
            <text:p>17.6999565475</text:p>
          </table:table-cell>
          <table:table-cell office:value-type="float" office:value="77.4791666666667" calcext:value-type="float">
            <text:p>77.4791666667</text:p>
          </table:table-cell>
          <table:table-cell office:value-type="float" office:value="12.9066953482119" calcext:value-type="float">
            <text:p>12.9066953482</text:p>
          </table:table-cell>
          <table:table-cell office:value-type="float" office:value="121.562540531158" calcext:value-type="float">
            <text:p>121.5625405312</text:p>
          </table:table-cell>
          <table:table-cell office:value-type="float" office:value="5.80018666666667" calcext:value-type="float">
            <text:p>5.8001866667</text:p>
          </table:table-cell>
          <table:table-cell office:value-type="float" office:value="-70.8589324951172" calcext:value-type="float">
            <text:p>-70.8589324951</text:p>
          </table:table-cell>
          <table:table-cell office:value-type="float" office:value="9408" calcext:value-type="float">
            <text:p>9408</text:p>
          </table:table-cell>
          <table:table-cell office:value-type="float" office:value="7574" calcext:value-type="float">
            <text:p>7574</text:p>
          </table:table-cell>
          <table:table-cell office:value-type="string" calcext:value-type="string">
            <text:p>/external/mousecelltypes/prod506/specimen_485880739/min_xy_485880739.aff</text:p>
          </table:table-cell>
          <table:table-cell office:value-type="float" office:value="8347.52575106291" calcext:value-type="float">
            <text:p>8347.5257510629</text:p>
          </table:table-cell>
          <table:table-cell office:value-type="float" office:value="1132.36124043071" calcext:value-type="float">
            <text:p>1132.3612404307</text:p>
          </table:table-cell>
          <table:table-cell office:value-type="float" office:value="8251.4731794765" calcext:value-type="float">
            <text:p>8251.4731794765</text:p>
          </table:table-cell>
          <table:table-cell office:value-type="float" office:value="0.591121335065147" calcext:value-type="float">
            <text:p>0.5911213351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001252</text:p>
          </table:table-cell>
          <table:table-cell office:value-type="string" calcext:value-type="string">
            <text:p>/api/v2/well_known_file_download/485884707</text:p>
          </table:table-cell>
          <table:table-cell office:value-type="string" calcext:value-type="string">
            <text:p>/api/v2/well_known_file_download/491376368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673563" calcext:value-type="float">
            <text:p>485673563</text:p>
          </table:table-cell>
          <table:table-cell office:value-type="string" calcext:value-type="string">
            <text:p>Rorb-IRES2-Cre-D;Ai14-19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838981" calcext:value-type="float">
            <text:p>485838981</text:p>
          </table:table-cell>
          <table:table-cell office:value-type="string" calcext:value-type="string">
            <text:p>Rbp4-Cre_KL100;Ai14-204744.04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99.463364404831" calcext:value-type="float">
            <text:p>599.463364404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907876953749054" calcext:value-type="float">
            <text:p>0.9078769537</text:p>
          </table:table-cell>
          <table:table-cell office:value-type="float" office:value="0.863328765041141" calcext:value-type="float">
            <text:p>0.863328765</text:p>
          </table:table-cell>
          <table:table-cell office:value-type="string" calcext:value-type="string">
            <text:p>dendrite-only</text:p>
          </table:table-cell>
          <table:table-cell office:value-type="float" office:value="508279022" calcext:value-type="float">
            <text:p>508279022</text:p>
          </table:table-cell>
          <table:table-cell office:value-type="float" office:value="491316594" calcext:value-type="float">
            <text:p>491316594</text:p>
          </table:table-cell>
          <table:table-cell office:value-type="float" office:value="-42.8125038146973" calcext:value-type="float">
            <text:p>-42.8125038147</text:p>
          </table:table-cell>
          <table:table-cell office:value-type="float" office:value="4.28057418682948" calcext:value-type="float">
            <text:p>4.2805741868</text:p>
          </table:table-cell>
          <table:table-cell office:value-type="float" office:value="0.0484987687810586" calcext:value-type="float">
            <text:p>0.0484987688</text:p>
          </table:table-cell>
          <table:table-cell office:value-type="float" office:value="0.124193546640511" calcext:value-type="float">
            <text:p>0.1241935466</text:p>
          </table:table-cell>
          <table:table-cell office:value-type="float" office:value="190" calcext:value-type="float">
            <text:p>190</text:p>
          </table:table-cell>
          <table:table-cell office:value-type="float" office:value="14.0124088271977" calcext:value-type="float">
            <text:p>14.0124088272</text:p>
          </table:table-cell>
          <table:table-cell office:value-type="float" office:value="127.402142857143" calcext:value-type="float">
            <text:p>127.4021428571</text:p>
          </table:table-cell>
          <table:table-cell office:value-type="float" office:value="7.84916154135106" calcext:value-type="float">
            <text:p>7.8491615414</text:p>
          </table:table-cell>
          <table:table-cell office:value-type="float" office:value="95.6248864531517" calcext:value-type="float">
            <text:p>95.6248864532</text:p>
          </table:table-cell>
          <table:table-cell office:value-type="float" office:value="7.47414" calcext:value-type="float">
            <text:p>7.47414</text:p>
          </table:table-cell>
          <table:table-cell office:value-type="float" office:value="-73.8727722167969" calcext:value-type="float">
            <text:p>-73.8727722168</text:p>
          </table:table-cell>
          <table:table-cell office:value-type="float" office:value="9399" calcext:value-type="float">
            <text:p>9399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/external/mousecelltypes/prod506/specimen_485838981/min_xy_485838981.aff</text:p>
          </table:table-cell>
          <table:table-cell office:value-type="float" office:value="8822" calcext:value-type="float">
            <text:p>8822</text:p>
          </table:table-cell>
          <table:table-cell office:value-type="float" office:value="1277.97225165323" calcext:value-type="float">
            <text:p>1277.9722516532</text:p>
          </table:table-cell>
          <table:table-cell office:value-type="float" office:value="3144.21277252021" calcext:value-type="float">
            <text:p>3144.2127725202</text:p>
          </table:table-cell>
          <table:table-cell office:value-type="float" office:value="0.544613662315755" calcext:value-type="float">
            <text:p>0.5446136623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08279173</text:p>
          </table:table-cell>
          <table:table-cell office:value-type="string" calcext:value-type="string">
            <text:p>/api/v2/well_known_file_download/485860065</text:p>
          </table:table-cell>
          <table:table-cell office:value-type="string" calcext:value-type="string">
            <text:p>/api/v2/well_known_file_download/491378448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673559" calcext:value-type="float">
            <text:p>485673559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Sapiens</text:p>
          </table:table-cell>
          <table:table-cell office:value-type="float" office:value="504921484" calcext:value-type="float">
            <text:p>504921484</text:p>
          </table:table-cell>
          <table:table-cell office:value-type="string" calcext:value-type="string">
            <text:p>H16.06.004</text:p>
          </table:table-cell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835055" calcext:value-type="float">
            <text:p>485835055</text:p>
          </table:table-cell>
          <table:table-cell office:value-type="string" calcext:value-type="string">
            <text:p>Rbp4-Cre_KL100;Ai14-204744.04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60.508321904584" calcext:value-type="float">
            <text:p>660.508321904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0.919063695200931" calcext:value-type="float">
            <text:p>0.9190636952</text:p>
          </table:table-cell>
          <table:table-cell office:value-type="float" office:value="0.814642777684974" calcext:value-type="float">
            <text:p>0.8146427777</text:p>
          </table:table-cell>
          <table:table-cell office:value-type="string" calcext:value-type="string">
            <text:p>dendrite-only</text:p>
          </table:table-cell>
          <table:table-cell office:value-type="float" office:value="496123899" calcext:value-type="float">
            <text:p>496123899</text:p>
          </table:table-cell>
          <table:table-cell office:value-type="float" office:value="491316580" calcext:value-type="float">
            <text:p>491316580</text:p>
          </table:table-cell>
          <table:table-cell office:value-type="float" office:value="-47.3437538146973" calcext:value-type="float">
            <text:p>-47.3437538147</text:p>
          </table:table-cell>
          <table:table-cell office:value-type="float" office:value="3.24653010466456" calcext:value-type="float">
            <text:p>3.2465301047</text:p>
          </table:table-cell>
          <table:table-cell office:value-type="float" office:value="0.0168667895387271" calcext:value-type="float">
            <text:p>0.0168667895</text:p>
          </table:table-cell>
          <table:table-cell office:value-type="float" office:value="0.154761898218095" calcext:value-type="float">
            <text:p>0.1547618982</text:p>
          </table:table-cell>
          <table:table-cell office:value-type="float" office:value="170" calcext:value-type="float">
            <text:p>170</text:p>
          </table:table-cell>
          <table:table-cell office:value-type="float" office:value="16.2139673128152" calcext:value-type="float">
            <text:p>16.2139673128</text:p>
          </table:table-cell>
          <table:table-cell office:value-type="float" office:value="61.2356666666667" calcext:value-type="float">
            <text:p>61.2356666667</text:p>
          </table:table-cell>
          <table:table-cell office:value-type="float" office:value="16.3303521368266" calcext:value-type="float">
            <text:p>16.3303521368</text:p>
          </table:table-cell>
          <table:table-cell office:value-type="float" office:value="93.75" calcext:value-type="float">
            <text:p>93.75</text:p>
          </table:table-cell>
          <table:table-cell office:value-type="float" office:value="6.4948" calcext:value-type="float">
            <text:p>6.4948</text:p>
          </table:table-cell>
          <table:table-cell office:value-type="float" office:value="-76.0012969970703" calcext:value-type="float">
            <text:p>-76.0012969971</text:p>
          </table:table-cell>
          <table:table-cell office:value-type="float" office:value="11251" calcext:value-type="float">
            <text:p>11251</text:p>
          </table:table-cell>
          <table:table-cell office:value-type="float" office:value="9429" calcext:value-type="float">
            <text:p>9429</text:p>
          </table:table-cell>
          <table:table-cell office:value-type="string" calcext:value-type="string">
            <text:p>/external/mousecelltypes/prod506/specimen_485835055/min_xy_485835055.aff</text:p>
          </table:table-cell>
          <table:table-cell office:value-type="float" office:value="8918" calcext:value-type="float">
            <text:p>8918</text:p>
          </table:table-cell>
          <table:table-cell office:value-type="float" office:value="1381.77359355622" calcext:value-type="float">
            <text:p>1381.7735935562</text:p>
          </table:table-cell>
          <table:table-cell office:value-type="float" office:value="8634.02783173668" calcext:value-type="float">
            <text:p>8634.0278317367</text:p>
          </table:table-cell>
          <table:table-cell office:value-type="float" office:value="0.644790374365044" calcext:value-type="float">
            <text:p>0.6447903744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139526</text:p>
          </table:table-cell>
          <table:table-cell office:value-type="string" calcext:value-type="string">
            <text:p>/api/v2/well_known_file_download/485856849</text:p>
          </table:table-cell>
          <table:table-cell office:value-type="string" calcext:value-type="string">
            <text:p>/api/v2/well_known_file_download/49137779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673559" calcext:value-type="float">
            <text:p>485673559</text:p>
          </table:table-cell>
          <table:table-cell office:value-type="string" calcext:value-type="string">
            <text:p>Ctgf-2A-dgCre;Ai14(IVSCC)-252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835016" calcext:value-type="float">
            <text:p>485835016</text:p>
          </table:table-cell>
          <table:table-cell office:value-type="string" calcext:value-type="string">
            <text:p>Rbp4-Cre_KL100;Ai14-204744.03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80.996728883408" calcext:value-type="float">
            <text:p>580.996728883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0.881926058858961" calcext:value-type="float">
            <text:p>0.8819260589</text:p>
          </table:table-cell>
          <table:table-cell office:value-type="float" office:value="0.786870653487036" calcext:value-type="float">
            <text:p>0.7868706535</text:p>
          </table:table-cell>
          <table:table-cell office:value-type="string" calcext:value-type="string">
            <text:p>dendrite-only</text:p>
          </table:table-cell>
          <table:table-cell office:value-type="float" office:value="496123861" calcext:value-type="float">
            <text:p>496123861</text:p>
          </table:table-cell>
          <table:table-cell office:value-type="float" office:value="491316896" calcext:value-type="float">
            <text:p>491316896</text:p>
          </table:table-cell>
          <table:table-cell office:value-type="float" office:value="-43.1875038146973" calcext:value-type="float">
            <text:p>-43.1875038147</text:p>
          </table:table-cell>
          <table:table-cell office:value-type="float" office:value="4.48914108025743" calcext:value-type="float">
            <text:p>4.4891410803</text:p>
          </table:table-cell>
          <table:table-cell office:value-type="float" office:value="0.0690320929070083" calcext:value-type="float">
            <text:p>0.0690320929</text:p>
          </table:table-cell>
          <table:table-cell office:value-type="float" office:value="0.132248521681253" calcext:value-type="float">
            <text:p>0.1322485217</text:p>
          </table:table-cell>
          <table:table-cell office:value-type="float" office:value="160" calcext:value-type="float">
            <text:p>160</text:p>
          </table:table-cell>
          <table:table-cell office:value-type="float" office:value="15.493591213827" calcext:value-type="float">
            <text:p>15.4935912138</text:p>
          </table:table-cell>
          <table:table-cell office:value-type="float" office:value="95.628" calcext:value-type="float">
            <text:p>95.628</text:p>
          </table:table-cell>
          <table:table-cell office:value-type="float" office:value="10.4571882712176" calcext:value-type="float">
            <text:p>10.4571882712</text:p>
          </table:table-cell>
          <table:table-cell office:value-type="float" office:value="90.1562497019768" calcext:value-type="float">
            <text:p>90.156249702</text:p>
          </table:table-cell>
          <table:table-cell office:value-type="float" office:value="6.73920833333333" calcext:value-type="float">
            <text:p>6.7392083333</text:p>
          </table:table-cell>
          <table:table-cell office:value-type="float" office:value="-71.9120330810547" calcext:value-type="float">
            <text:p>-71.9120330811</text:p>
          </table:table-cell>
          <table:table-cell office:value-type="float" office:value="7579" calcext:value-type="float">
            <text:p>7579</text:p>
          </table:table-cell>
          <table:table-cell office:value-type="float" office:value="11262" calcext:value-type="float">
            <text:p>11262</text:p>
          </table:table-cell>
          <table:table-cell office:value-type="string" calcext:value-type="string">
            <text:p>/external/mousecelltypes/prod506/specimen_485835016/min_xy_485835016.aff</text:p>
          </table:table-cell>
          <table:table-cell office:value-type="float" office:value="9353" calcext:value-type="float">
            <text:p>9353</text:p>
          </table:table-cell>
          <table:table-cell office:value-type="float" office:value="1590.32572837981" calcext:value-type="float">
            <text:p>1590.3257283798</text:p>
          </table:table-cell>
          <table:table-cell office:value-type="float" office:value="2713.20555240041" calcext:value-type="float">
            <text:p>2713.2055524004</text:p>
          </table:table-cell>
          <table:table-cell office:value-type="float" office:value="0.54940976235506" calcext:value-type="float">
            <text:p>0.5494097624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139468</text:p>
          </table:table-cell>
          <table:table-cell office:value-type="string" calcext:value-type="string">
            <text:p>/api/v2/well_known_file_download/485856738</text:p>
          </table:table-cell>
          <table:table-cell office:value-type="string" calcext:value-type="string">
            <text:p>/api/v2/well_known_file_download/491384101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673559" calcext:value-type="float">
            <text:p>485673559</text:p>
          </table:table-cell>
          <table:table-cell office:value-type="float" office:value="527747035" calcext:value-type="float">
            <text:p>527747035</text:p>
          </table:table-cell>
          <table:table-cell office:value-type="string" calcext:value-type="string">
            <text:p>H16.06.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574832" calcext:value-type="float">
            <text:p>485574832</text:p>
          </table:table-cell>
          <table:table-cell office:value-type="string" calcext:value-type="string">
            <text:p>Rbp4-Cre_KL100;Ai14-203498.04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77.40338055653" calcext:value-type="float">
            <text:p>577.403380556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882853384027587" calcext:value-type="float">
            <text:p>0.882853384</text:p>
          </table:table-cell>
          <table:table-cell office:value-type="float" office:value="0.829636923320698" calcext:value-type="float">
            <text:p>0.8296369233</text:p>
          </table:table-cell>
          <table:table-cell office:value-type="string" calcext:value-type="string">
            <text:p>dendrite-only</text:p>
          </table:table-cell>
          <table:table-cell office:value-type="float" office:value="496001063" calcext:value-type="float">
            <text:p>496001063</text:p>
          </table:table-cell>
          <table:table-cell office:value-type="float" office:value="491316923" calcext:value-type="float">
            <text:p>491316923</text:p>
          </table:table-cell>
          <table:table-cell office:value-type="float" office:value="-48.4375038146973" calcext:value-type="float">
            <text:p>-48.4375038147</text:p>
          </table:table-cell>
          <table:table-cell office:value-type="float" office:value="3.08486070955679" calcext:value-type="float">
            <text:p>3.0848607096</text:p>
          </table:table-cell>
          <table:table-cell office:value-type="float" office:value="0.00196876907163959" calcext:value-type="float">
            <text:p>0.0019687691</text:p>
          </table:table-cell>
          <table:table-cell office:value-type="float" office:value="0.193605868302471" calcext:value-type="float">
            <text:p>0.1936058683</text:p>
          </table:table-cell>
          <table:table-cell office:value-type="float" office:value="190" calcext:value-type="float">
            <text:p>190</text:p>
          </table:table-cell>
          <table:table-cell office:value-type="float" office:value="13.2719447786308" calcext:value-type="float">
            <text:p>13.2719447786</text:p>
          </table:table-cell>
          <table:table-cell office:value-type="float" office:value="118.630714285714" calcext:value-type="float">
            <text:p>118.6307142857</text:p>
          </table:table-cell>
          <table:table-cell office:value-type="float" office:value="8.42952017966922" calcext:value-type="float">
            <text:p>8.4295201797</text:p>
          </table:table-cell>
          <table:table-cell office:value-type="float" office:value="80.312579870224" calcext:value-type="float">
            <text:p>80.3125798702</text:p>
          </table:table-cell>
          <table:table-cell office:value-type="float" office:value="7.84801" calcext:value-type="float">
            <text:p>7.84801</text:p>
          </table:table-cell>
          <table:table-cell office:value-type="float" office:value="-71.4556655883789" calcext:value-type="float">
            <text:p>-71.4556655884</text:p>
          </table:table-cell>
          <table:table-cell office:value-type="float" office:value="9411" calcext:value-type="float">
            <text:p>9411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/external/mousecelltypes/prod494/specimen_485574832/min_xy_485574832.aff</text:p>
          </table:table-cell>
          <table:table-cell office:value-type="float" office:value="8580.00000000001" calcext:value-type="float">
            <text:p>8580</text:p>
          </table:table-cell>
          <table:table-cell office:value-type="float" office:value="1005.47219474082" calcext:value-type="float">
            <text:p>1005.4721947408</text:p>
          </table:table-cell>
          <table:table-cell office:value-type="float" office:value="3560.5251012513" calcext:value-type="float">
            <text:p>3560.5251012513</text:p>
          </table:table-cell>
          <table:table-cell office:value-type="float" office:value="0.523309138633813" calcext:value-type="float">
            <text:p>0.5233091386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001248</text:p>
          </table:table-cell>
          <table:table-cell office:value-type="string" calcext:value-type="string">
            <text:p>/api/v2/well_known_file_download/485577430</text:p>
          </table:table-cell>
          <table:table-cell office:value-type="string" calcext:value-type="string">
            <text:p>/api/v2/well_known_file_download/491384243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250251" calcext:value-type="float">
            <text:p>485250251</text:p>
          </table:table-cell>
          <table:table-cell office:value-type="string" calcext:value-type="string">
            <text:p>Scnn1a-Tg2-Cre;Ai14(IVSCC)-185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85574721" calcext:value-type="float">
            <text:p>485574721</text:p>
          </table:table-cell>
          <table:table-cell office:value-type="string" calcext:value-type="string">
            <text:p>Rbp4-Cre_KL100;Ai14-203498.04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23.454424659597" calcext:value-type="float">
            <text:p>523.4544246596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18792596853319" calcext:value-type="float">
            <text:p>0.9187925969</text:p>
          </table:table-cell>
          <table:table-cell office:value-type="float" office:value="0.913909744796857" calcext:value-type="float">
            <text:p>0.9139097448</text:p>
          </table:table-cell>
          <table:table-cell office:value-type="string" calcext:value-type="string">
            <text:p>dendrite-only</text:p>
          </table:table-cell>
          <table:table-cell office:value-type="float" office:value="496085100" calcext:value-type="float">
            <text:p>496085100</text:p>
          </table:table-cell>
          <table:table-cell office:value-type="float" office:value="491316932" calcext:value-type="float">
            <text:p>491316932</text:p>
          </table:table-cell>
          <table:table-cell office:value-type="float" office:value="-49.0625" calcext:value-type="float">
            <text:p>-49.0625</text:p>
          </table:table-cell>
          <table:table-cell office:value-type="float" office:value="3.66071324297725" calcext:value-type="float">
            <text:p>3.660713243</text:p>
          </table:table-cell>
          <table:table-cell office:value-type="float" office:value="0.0266305931090018" calcext:value-type="float">
            <text:p>0.0266305931</text:p>
          </table:table-cell>
          <table:table-cell office:value-type="float" office:value="0.119642863370933" calcext:value-type="float">
            <text:p>0.1196428634</text:p>
          </table:table-cell>
          <table:table-cell office:value-type="float" office:value="110" calcext:value-type="float">
            <text:p>110</text:p>
          </table:table-cell>
          <table:table-cell office:value-type="float" office:value="22.4541160442191" calcext:value-type="float">
            <text:p>22.4541160442</text:p>
          </table:table-cell>
          <table:table-cell office:value-type="float" office:value="100.808333333333" calcext:value-type="float">
            <text:p>100.8083333333</text:p>
          </table:table-cell>
          <table:table-cell office:value-type="float" office:value="9.9198148301232" calcext:value-type="float">
            <text:p>9.9198148301</text:p>
          </table:table-cell>
          <table:table-cell office:value-type="float" office:value="113.281257450581" calcext:value-type="float">
            <text:p>113.2812574506</text:p>
          </table:table-cell>
          <table:table-cell office:value-type="float" office:value="6.46112" calcext:value-type="float">
            <text:p>6.46112</text:p>
          </table:table-cell>
          <table:table-cell office:value-type="float" office:value="-77.2494049072266" calcext:value-type="float">
            <text:p>-77.2494049072</text:p>
          </table:table-cell>
          <table:table-cell office:value-type="float" office:value="7631" calcext:value-type="float">
            <text:p>7631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/external/mousecelltypes/prod495/specimen_485574721/min_xy_485574721.aff</text:p>
          </table:table-cell>
          <table:table-cell office:value-type="float" office:value="8490" calcext:value-type="float">
            <text:p>8490</text:p>
          </table:table-cell>
          <table:table-cell office:value-type="float" office:value="1270.7936590859" calcext:value-type="float">
            <text:p>1270.7936590859</text:p>
          </table:table-cell>
          <table:table-cell office:value-type="float" office:value="8537.51395610191" calcext:value-type="float">
            <text:p>8537.5139561019</text:p>
          </table:table-cell>
          <table:table-cell office:value-type="float" office:value="0.49591476960515" calcext:value-type="float">
            <text:p>0.4959147696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96085390</text:p>
          </table:table-cell>
          <table:table-cell office:value-type="string" calcext:value-type="string">
            <text:p>/api/v2/well_known_file_download/485577548</text:p>
          </table:table-cell>
          <table:table-cell office:value-type="string" calcext:value-type="string">
            <text:p>/api/v2/well_known_file_download/491382037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85250251" calcext:value-type="float">
            <text:p>485250251</text:p>
          </table:table-cell>
          <table:table-cell office:value-type="string" calcext:value-type="string">
            <text:p>Rorb-IRES2-Cre-D;Ai14-212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9721491" calcext:value-type="float">
            <text:p>479721491</text:p>
          </table:table-cell>
          <table:table-cell office:value-type="string" calcext:value-type="string">
            <text:p>Rbp4-Cre_KL100;Ai14-196624.05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439.864805539679" calcext:value-type="float">
            <text:p>439.864805539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882233639681336" calcext:value-type="float">
            <text:p>0.8822336397</text:p>
          </table:table-cell>
          <table:table-cell office:value-type="float" office:value="0.837289176450168" calcext:value-type="float">
            <text:p>0.8372891765</text:p>
          </table:table-cell>
          <table:table-cell office:value-type="string" calcext:value-type="string">
            <text:p>dendrite-only</text:p>
          </table:table-cell>
          <table:table-cell office:value-type="float" office:value="512328250" calcext:value-type="float">
            <text:p>512328250</text:p>
          </table:table-cell>
          <table:table-cell office:value-type="float" office:value="491202867" calcext:value-type="float">
            <text:p>491202867</text:p>
          </table:table-cell>
          <table:table-cell office:value-type="float" office:value="-45" calcext:value-type="float">
            <text:p>-45</text:p>
          </table:table-cell>
          <table:table-cell office:value-type="float" office:value="3.95220515218526" calcext:value-type="float">
            <text:p>3.9522051522</text:p>
          </table:table-cell>
          <table:table-cell office:value-type="float" office:value="0.103914187597798" calcext:value-type="float">
            <text:p>0.1039141876</text:p>
          </table:table-cell>
          <table:table-cell office:value-type="float" office:value="0.0683593821525545" calcext:value-type="float">
            <text:p>0.0683593822</text:p>
          </table:table-cell>
          <table:table-cell office:value-type="float" office:value="150" calcext:value-type="float">
            <text:p>150</text:p>
          </table:table-cell>
          <table:table-cell office:value-type="float" office:value="20.8820934116197" calcext:value-type="float">
            <text:p>20.8820934116</text:p>
          </table:table-cell>
          <table:table-cell office:value-type="float" office:value="153.395" calcext:value-type="float">
            <text:p>153.395</text:p>
          </table:table-cell>
          <table:table-cell office:value-type="float" office:value="6.51911731151602" calcext:value-type="float">
            <text:p>6.5191173115</text:p>
          </table:table-cell>
          <table:table-cell office:value-type="float" office:value="125.937506556511" calcext:value-type="float">
            <text:p>125.9375065565</text:p>
          </table:table-cell>
          <table:table-cell office:value-type="float" office:value="5.67806333333333" calcext:value-type="float">
            <text:p>5.6780633333</text:p>
          </table:table-cell>
          <table:table-cell office:value-type="float" office:value="-78.1010055541992" calcext:value-type="float">
            <text:p>-78.1010055542</text:p>
          </table:table-cell>
          <table:table-cell office:value-type="float" office:value="7573" calcext:value-type="float">
            <text:p>757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/external/mousecelltypes/prod435/specimen_479721491/min_xy_479721491.aff</text:p>
          </table:table-cell>
          <table:table-cell office:value-type="float" office:value="8324.2254077154" calcext:value-type="float">
            <text:p>8324.2254077154</text:p>
          </table:table-cell>
          <table:table-cell office:value-type="float" office:value="1113.28901607899" calcext:value-type="float">
            <text:p>1113.289016079</text:p>
          </table:table-cell>
          <table:table-cell office:value-type="float" office:value="3144.93377528335" calcext:value-type="float">
            <text:p>3144.9337752834</text:p>
          </table:table-cell>
          <table:table-cell office:value-type="float" office:value="0.511970973111516" calcext:value-type="float">
            <text:p>0.5119709731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512328380</text:p>
          </table:table-cell>
          <table:table-cell office:value-type="string" calcext:value-type="string">
            <text:p>/api/v2/well_known_file_download/487622744</text:p>
          </table:table-cell>
          <table:table-cell office:value-type="string" calcext:value-type="string">
            <text:p>/api/v2/well_known_file_download/491376551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78595246" calcext:value-type="float">
            <text:p>478595246</text:p>
          </table:table-cell>
          <table:table-cell office:value-type="string" calcext:value-type="string">
            <text:p>Ndnf-IRES2-dgCre;Ai14-280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1767045" calcext:value-type="float">
            <text:p>471767045</text:p>
          </table:table-cell>
          <table:table-cell office:value-type="string" calcext:value-type="string">
            <text:p>Rbp4-Cre_KL100;Ai14-180748.02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86.893436515761" calcext:value-type="float">
            <text:p>586.893436515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0.875220350406075" calcext:value-type="float">
            <text:p>0.8752203504</text:p>
          </table:table-cell>
          <table:table-cell office:value-type="float" office:value="0.872868681617738" calcext:value-type="float">
            <text:p>0.8728686816</text:p>
          </table:table-cell>
          <table:table-cell office:value-type="string" calcext:value-type="string">
            <text:p>dendrite-only</text:p>
          </table:table-cell>
          <table:table-cell office:value-type="float" office:value="491771195" calcext:value-type="float">
            <text:p>491771195</text:p>
          </table:table-cell>
          <table:table-cell office:value-type="float" office:value="491202904" calcext:value-type="float">
            <text:p>491202904</text:p>
          </table:table-cell>
          <table:table-cell office:value-type="float" office:value="-42.75" calcext:value-type="float">
            <text:p>-42.75</text:p>
          </table:table-cell>
          <table:table-cell office:value-type="float" office:value="3.6039451916547" calcext:value-type="float">
            <text:p>3.6039451917</text:p>
          </table:table-cell>
          <table:table-cell office:value-type="float" office:value="0.061132939667276" calcext:value-type="float">
            <text:p>0.0611329397</text:p>
          </table:table-cell>
          <table:table-cell office:value-type="float" office:value="0.144066040294002" calcext:value-type="float">
            <text:p>0.1440660403</text:p>
          </table:table-cell>
          <table:table-cell office:value-type="float" office:value="209.999984741211" calcext:value-type="float">
            <text:p>209.9999847412</text:p>
          </table:table-cell>
          <table:table-cell office:value-type="float" office:value="15.160190765187" calcext:value-type="float">
            <text:p>15.1601907652</text:p>
          </table:table-cell>
          <table:table-cell office:value-type="float" office:value="127.561428571429" calcext:value-type="float">
            <text:p>127.5614285714</text:p>
          </table:table-cell>
          <table:table-cell office:value-type="float" office:value="7.83936030819882" calcext:value-type="float">
            <text:p>7.8393603082</text:p>
          </table:table-cell>
          <table:table-cell office:value-type="float" office:value="75.6250023841858" calcext:value-type="float">
            <text:p>75.6250023842</text:p>
          </table:table-cell>
          <table:table-cell office:value-type="float" office:value="7.56290166666667" calcext:value-type="float">
            <text:p>7.5629016667</text:p>
          </table:table-cell>
          <table:table-cell office:value-type="float" office:value="-70.3271865844727" calcext:value-type="float">
            <text:p>-70.3271865845</text:p>
          </table:table-cell>
          <table:table-cell office:value-type="float" office:value="7604" calcext:value-type="float">
            <text:p>7604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/external/mousecelltypes/prod330/specimen_471767045/min_xy_471767045.aff</text:p>
          </table:table-cell>
          <table:table-cell office:value-type="float" office:value="9489.24257509068" calcext:value-type="float">
            <text:p>9489.2425750907</text:p>
          </table:table-cell>
          <table:table-cell office:value-type="float" office:value="1670.31883507327" calcext:value-type="float">
            <text:p>1670.3188350733</text:p>
          </table:table-cell>
          <table:table-cell office:value-type="float" office:value="2658.98537398118" calcext:value-type="float">
            <text:p>2658.9853739812</text:p>
          </table:table-cell>
          <table:table-cell office:value-type="float" office:value="0.55112154752837" calcext:value-type="float">
            <text:p>0.5511215475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87660139</text:p>
          </table:table-cell>
          <table:table-cell office:value-type="string" calcext:value-type="string">
            <text:p>/api/v2/well_known_file_download/487621625</text:p>
          </table:table-cell>
          <table:table-cell office:value-type="string" calcext:value-type="string">
            <text:p>/api/v2/well_known_file_download/491377500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69953301" calcext:value-type="float">
            <text:p>469953301</text:p>
          </table:table-cell>
          <table:table-cell office:value-type="string" calcext:value-type="string">
            <text:p>Rbp4-Cre_KL100;Ai14-203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1758398" calcext:value-type="float">
            <text:p>471758398</text:p>
          </table:table-cell>
          <table:table-cell office:value-type="string" calcext:value-type="string">
            <text:p>Rbp4-Cre_KL100;Ai14-180748.06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448.123460221221" calcext:value-type="float">
            <text:p>448.12346022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889912961775229" calcext:value-type="float">
            <text:p>0.8899129618</text:p>
          </table:table-cell>
          <table:table-cell office:value-type="float" office:value="0.828333651185739" calcext:value-type="float">
            <text:p>0.8283336512</text:p>
          </table:table-cell>
          <table:table-cell office:value-type="string" calcext:value-type="string">
            <text:p>dendrite-only</text:p>
          </table:table-cell>
          <table:table-cell office:value-type="float" office:value="495335438" calcext:value-type="float">
            <text:p>495335438</text:p>
          </table:table-cell>
          <table:table-cell office:value-type="float" office:value="491202839" calcext:value-type="float">
            <text:p>491202839</text:p>
          </table:table-cell>
          <table:table-cell office:value-type="float" office:value="-47.6562538146973" calcext:value-type="float">
            <text:p>-47.6562538147</text:p>
          </table:table-cell>
          <table:table-cell office:value-type="float" office:value="2.2906380047921" calcext:value-type="float">
            <text:p>2.2906380048</text:p>
          </table:table-cell>
          <table:table-cell/>
          <table:table-cell office:value-type="float" office:value="0.0405063291139241" calcext:value-type="float">
            <text:p>0.0405063291</text:p>
          </table:table-cell>
          <table:table-cell office:value-type="float" office:value="150" calcext:value-type="float">
            <text:p>150</text:p>
          </table:table-cell>
          <table:table-cell office:value-type="float" office:value="23.6110219253921" calcext:value-type="float">
            <text:p>23.6110219254</text:p>
          </table:table-cell>
          <table:table-cell office:value-type="float" office:value="47.555" calcext:value-type="float">
            <text:p>47.555</text:p>
          </table:table-cell>
          <table:table-cell office:value-type="float" office:value="21.0282830406897" calcext:value-type="float">
            <text:p>21.0282830407</text:p>
          </table:table-cell>
          <table:table-cell office:value-type="float" office:value="234.687611460686" calcext:value-type="float">
            <text:p>234.6876114607</text:p>
          </table:table-cell>
          <table:table-cell office:value-type="float" office:value="4.439255" calcext:value-type="float">
            <text:p>4.439255</text:p>
          </table:table-cell>
          <table:table-cell office:value-type="float" office:value="-76.8264770507812" calcext:value-type="float">
            <text:p>-76.8264770508</text:p>
          </table:table-cell>
          <table:table-cell office:value-type="float" office:value="9453" calcext:value-type="float">
            <text:p>9453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/external/mousecelltypes/prod327/specimen_471758398/min_xy_471758398.aff</text:p>
          </table:table-cell>
          <table:table-cell office:value-type="float" office:value="8067.92163089284" calcext:value-type="float">
            <text:p>8067.9216308928</text:p>
          </table:table-cell>
          <table:table-cell office:value-type="float" office:value="969.788300083111" calcext:value-type="float">
            <text:p>969.7883000831</text:p>
          </table:table-cell>
          <table:table-cell office:value-type="float" office:value="7807.74760005334" calcext:value-type="float">
            <text:p>7807.7476000533</text:p>
          </table:table-cell>
          <table:table-cell office:value-type="float" office:value="0.728659279778894" calcext:value-type="float">
            <text:p>0.7286592798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87660473</text:p>
          </table:table-cell>
          <table:table-cell office:value-type="string" calcext:value-type="string">
            <text:p>/api/v2/well_known_file_download/487622576</text:p>
          </table:table-cell>
          <table:table-cell office:value-type="string" calcext:value-type="string">
            <text:p>/api/v2/well_known_file_download/491377744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69953301" calcext:value-type="float">
            <text:p>469953301</text:p>
          </table:table-cell>
          <table:table-cell office:value-type="string" calcext:value-type="string">
            <text:p>Rorb-IRES2-Cre-D;Ai14(IVSCC)-178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1143169" calcext:value-type="float">
            <text:p>471143169</text:p>
          </table:table-cell>
          <table:table-cell office:value-type="string" calcext:value-type="string">
            <text:p>Rbp4-Cre_KL100;Ai14-180747.06.02.01</text:p>
          </table:table-cell>
          <table:table-cell office:value-type="string" calcext:value-type="string">
            <text:p>righ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693.893912227165" calcext:value-type="float">
            <text:p>693.893912227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01963425522717" calcext:value-type="float">
            <text:p>0.9019634255</text:p>
          </table:table-cell>
          <table:table-cell office:value-type="float" office:value="0.806405615497612" calcext:value-type="float">
            <text:p>0.8064056155</text:p>
          </table:table-cell>
          <table:table-cell office:value-type="string" calcext:value-type="string">
            <text:p>dendrite-only</text:p>
          </table:table-cell>
          <table:table-cell office:value-type="float" office:value="492413285" calcext:value-type="float">
            <text:p>492413285</text:p>
          </table:table-cell>
          <table:table-cell office:value-type="float" office:value="491202669" calcext:value-type="float">
            <text:p>491202669</text:p>
          </table:table-cell>
          <table:table-cell office:value-type="float" office:value="-48.8437538146973" calcext:value-type="float">
            <text:p>-48.8437538147</text:p>
          </table:table-cell>
          <table:table-cell office:value-type="float" office:value="2.81076460518079" calcext:value-type="float">
            <text:p>2.8107646052</text:p>
          </table:table-cell>
          <table:table-cell office:value-type="float" office:value="0.0917128298824795" calcext:value-type="float">
            <text:p>0.0917128299</text:p>
          </table:table-cell>
          <table:table-cell office:value-type="float" office:value="0.208169305908886" calcext:value-type="float">
            <text:p>0.2081693059</text:p>
          </table:table-cell>
          <table:table-cell office:value-type="float" office:value="100" calcext:value-type="float">
            <text:p>100</text:p>
          </table:table-cell>
          <table:table-cell office:value-type="float" office:value="25.6384772994407" calcext:value-type="float">
            <text:p>25.6384772994</text:p>
          </table:table-cell>
          <table:table-cell office:value-type="float" office:value="73.97625" calcext:value-type="float">
            <text:p>73.97625</text:p>
          </table:table-cell>
          <table:table-cell office:value-type="float" office:value="13.5178520133151" calcext:value-type="float">
            <text:p>13.5178520133</text:p>
          </table:table-cell>
          <table:table-cell office:value-type="float" office:value="193.281248211861" calcext:value-type="float">
            <text:p>193.2812482119</text:p>
          </table:table-cell>
          <table:table-cell office:value-type="float" office:value="5.28911" calcext:value-type="float">
            <text:p>5.28911</text:p>
          </table:table-cell>
          <table:table-cell office:value-type="float" office:value="-77.274543762207" calcext:value-type="float">
            <text:p>-77.2745437622</text:p>
          </table:table-cell>
          <table:table-cell office:value-type="float" office:value="11252" calcext:value-type="float">
            <text:p>11252</text:p>
          </table:table-cell>
          <table:table-cell office:value-type="float" office:value="9454" calcext:value-type="float">
            <text:p>9454</text:p>
          </table:table-cell>
          <table:table-cell office:value-type="string" calcext:value-type="string">
            <text:p>/external/mousecelltypes/prod327/specimen_471143169/min_xy_471143169.aff</text:p>
          </table:table-cell>
          <table:table-cell office:value-type="float" office:value="8161.12300428286" calcext:value-type="float">
            <text:p>8161.1230042829</text:p>
          </table:table-cell>
          <table:table-cell office:value-type="float" office:value="1199.46745153009" calcext:value-type="float">
            <text:p>1199.4674515301</text:p>
          </table:table-cell>
          <table:table-cell office:value-type="float" office:value="3213.61106663197" calcext:value-type="float">
            <text:p>3213.611066632</text:p>
          </table:table-cell>
          <table:table-cell office:value-type="float" office:value="0.743989554001137" calcext:value-type="float">
            <text:p>0.743989554</text:p>
          </table:table-cell>
          <table:table-cell office:value-type="string" calcext:value-type="string">
            <text:p>positi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87660880</text:p>
          </table:table-cell>
          <table:table-cell office:value-type="string" calcext:value-type="string">
            <text:p>/api/v2/well_known_file_download/487622215</text:p>
          </table:table-cell>
          <table:table-cell office:value-type="string" calcext:value-type="string">
            <text:p>/api/v2/well_known_file_download/491376802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69953288" calcext:value-type="float">
            <text:p>469953288</text:p>
          </table:table-cell>
          <table:table-cell office:value-type="string" calcext:value-type="string">
            <text:p>Sst-IRES-Cre;Ai14-212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1141261" calcext:value-type="float">
            <text:p>471141261</text:p>
          </table:table-cell>
          <table:table-cell office:value-type="string" calcext:value-type="string">
            <text:p>Rbp4-Cre_KL100;Ai14-180747.02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482.63059367537" calcext:value-type="float">
            <text:p>482.630593675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856542023921052" calcext:value-type="float">
            <text:p>0.8565420239</text:p>
          </table:table-cell>
          <table:table-cell office:value-type="float" office:value="0.992690160075717" calcext:value-type="float">
            <text:p>0.9926901601</text:p>
          </table:table-cell>
          <table:table-cell office:value-type="string" calcext:value-type="string">
            <text:p>dendrite-only</text:p>
          </table:table-cell>
          <table:table-cell office:value-type="float" office:value="501146908" calcext:value-type="float">
            <text:p>501146908</text:p>
          </table:table-cell>
          <table:table-cell office:value-type="float" office:value="491202687" calcext:value-type="float">
            <text:p>491202687</text:p>
          </table:table-cell>
          <table:table-cell office:value-type="float" office:value="-43.1250038146973" calcext:value-type="float">
            <text:p>-43.1250038147</text:p>
          </table:table-cell>
          <table:table-cell office:value-type="float" office:value="3.92781554389551" calcext:value-type="float">
            <text:p>3.9278155439</text:p>
          </table:table-cell>
          <table:table-cell office:value-type="float" office:value="0.015226471026161" calcext:value-type="float">
            <text:p>0.015226471</text:p>
          </table:table-cell>
          <table:table-cell office:value-type="float" office:value="0.15942931350317" calcext:value-type="float">
            <text:p>0.1594293135</text:p>
          </table:table-cell>
          <table:table-cell office:value-type="float" office:value="209.999984741211" calcext:value-type="float">
            <text:p>209.9999847412</text:p>
          </table:table-cell>
          <table:table-cell office:value-type="float" office:value="14.5823818028995" calcext:value-type="float">
            <text:p>14.5823818029</text:p>
          </table:table-cell>
          <table:table-cell office:value-type="float" office:value="85.318" calcext:value-type="float">
            <text:p>85.318</text:p>
          </table:table-cell>
          <table:table-cell office:value-type="float" office:value="11.7208560913289" calcext:value-type="float">
            <text:p>11.7208560913</text:p>
          </table:table-cell>
          <table:table-cell office:value-type="float" office:value="91.2500023841858" calcext:value-type="float">
            <text:p>91.2500023842</text:p>
          </table:table-cell>
          <table:table-cell office:value-type="float" office:value="8.66971166666667" calcext:value-type="float">
            <text:p>8.6697116667</text:p>
          </table:table-cell>
          <table:table-cell office:value-type="float" office:value="-78.792106628418" calcext:value-type="float">
            <text:p>-78.7921066284</text:p>
          </table:table-cell>
          <table:table-cell office:value-type="float" office:value="7627" calcext:value-type="float">
            <text:p>7627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/external/mousecelltypes/prod314/specimen_471141261/min_xy_471141261.aff</text:p>
          </table:table-cell>
          <table:table-cell office:value-type="float" office:value="9046.53605148807" calcext:value-type="float">
            <text:p>9046.5360514881</text:p>
          </table:table-cell>
          <table:table-cell office:value-type="float" office:value="1307.06609881863" calcext:value-type="float">
            <text:p>1307.0660988186</text:p>
          </table:table-cell>
          <table:table-cell office:value-type="float" office:value="3174.93344633221" calcext:value-type="float">
            <text:p>3174.9334463322</text:p>
          </table:table-cell>
          <table:table-cell office:value-type="float" office:value="0.657874099565299" calcext:value-type="float">
            <text:p>0.6578740996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87660858</text:p>
          </table:table-cell>
          <table:table-cell office:value-type="string" calcext:value-type="string">
            <text:p>/api/v2/well_known_file_download/487624978</text:p>
          </table:table-cell>
          <table:table-cell office:value-type="string" calcext:value-type="string">
            <text:p>/api/v2/well_known_file_download/491380421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69953288" calcext:value-type="float">
            <text:p>469953288</text:p>
          </table:table-cell>
          <table:table-cell office:value-type="string" calcext:value-type="string">
            <text:p>Chrna2-Cre_OE25;Ai14(BT)-279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p4-Cre_KL100</text:p>
          </table:table-cell>
          <table:table-cell office:value-type="float" office:value="471129934" calcext:value-type="float">
            <text:p>471129934</text:p>
          </table:table-cell>
          <table:table-cell office:value-type="string" calcext:value-type="string">
            <text:p>Rbp4-Cre_KL100;Ai14-180747.06.01.01</text:p>
          </table:table-cell>
          <table:table-cell office:value-type="string" calcext:value-type="string">
            <text:p>left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"Primary visual area, layer 5"</text:p>
          </table:table-cell>
          <table:table-cell office:value-type="string" calcext:value-type="string">
            <text:p>VISp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ISp</text:p>
          </table:table-cell>
          <table:table-cell office:value-type="float" office:value="5" calcext:value-type="float">
            <text:p>5</text:p>
          </table:table-cell>
          <table:table-cell office:value-type="float" office:value="502.566028844569" calcext:value-type="float">
            <text:p>502.566028844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880299245506923" calcext:value-type="float">
            <text:p>0.8802992455</text:p>
          </table:table-cell>
          <table:table-cell office:value-type="float" office:value="0.871313786787376" calcext:value-type="float">
            <text:p>0.8713137868</text:p>
          </table:table-cell>
          <table:table-cell office:value-type="string" calcext:value-type="string">
            <text:p>dendrite-only</text:p>
          </table:table-cell>
          <table:table-cell office:value-type="float" office:value="495335493" calcext:value-type="float">
            <text:p>495335493</text:p>
          </table:table-cell>
          <table:table-cell office:value-type="float" office:value="491202812" calcext:value-type="float">
            <text:p>491202812</text:p>
          </table:table-cell>
          <table:table-cell office:value-type="float" office:value="-46.59375" calcext:value-type="float">
            <text:p>-46.59375</text:p>
          </table:table-cell>
          <table:table-cell office:value-type="float" office:value="3.54424686374466" calcext:value-type="float">
            <text:p>3.5442468637</text:p>
          </table:table-cell>
          <table:table-cell/>
          <table:table-cell office:value-type="float" office:value="0.0802083248562269" calcext:value-type="float">
            <text:p>0.0802083249</text:p>
          </table:table-cell>
          <table:table-cell office:value-type="float" office:value="290" calcext:value-type="float">
            <text:p>290</text:p>
          </table:table-cell>
          <table:table-cell office:value-type="float" office:value="15.5961482195773" calcext:value-type="float">
            <text:p>15.5961482196</text:p>
          </table:table-cell>
          <table:table-cell office:value-type="float" office:value="64.9850000000001" calcext:value-type="float">
            <text:p>64.985</text:p>
          </table:table-cell>
          <table:table-cell office:value-type="float" office:value="15.3881664999615" calcext:value-type="float">
            <text:p>15.3881665</text:p>
          </table:table-cell>
          <table:table-cell office:value-type="float" office:value="94.3750739097595" calcext:value-type="float">
            <text:p>94.3750739098</text:p>
          </table:table-cell>
          <table:table-cell office:value-type="float" office:value="6.39942166666667" calcext:value-type="float">
            <text:p>6.3994216667</text:p>
          </table:table-cell>
          <table:table-cell office:value-type="float" office:value="-68.6218872070312" calcext:value-type="float">
            <text:p>-68.621887207</text:p>
          </table:table-cell>
          <table:table-cell office:value-type="float" office:value="11298" calcext:value-type="float">
            <text:p>11298</text:p>
          </table:table-cell>
          <table:table-cell office:value-type="float" office:value="11282" calcext:value-type="float">
            <text:p>11282</text:p>
          </table:table-cell>
          <table:table-cell office:value-type="string" calcext:value-type="string">
            <text:p>/external/mousecelltypes/prod324/specimen_471129934/min_xy_471129934.aff</text:p>
          </table:table-cell>
          <table:table-cell office:value-type="float" office:value="7816" calcext:value-type="float">
            <text:p>7816</text:p>
          </table:table-cell>
          <table:table-cell office:value-type="float" office:value="1044.33923930636" calcext:value-type="float">
            <text:p>1044.3392393064</text:p>
          </table:table-cell>
          <table:table-cell office:value-type="float" office:value="8156.40646897229" calcext:value-type="float">
            <text:p>8156.4064689723</text:p>
          </table:table-cell>
          <table:table-cell office:value-type="float" office:value="0.534264001198645" calcext:value-type="float">
            <text:p>0.5342640012</text:p>
          </table:table-cell>
          <table:table-cell office:value-type="string" calcext:value-type="string">
            <text:p>posi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spiny</text:p>
          </table:table-cell>
          <table:table-cell office:value-type="string" calcext:value-type="string">
            <text:p>/api/v2/well_known_file_download/487660964</text:p>
          </table:table-cell>
          <table:table-cell office:value-type="string" calcext:value-type="string">
            <text:p>/api/v2/well_known_file_download/487621398</text:p>
          </table:table-cell>
          <table:table-cell office:value-type="string" calcext:value-type="string">
            <text:p>/api/v2/well_known_file_download/491377475</text:p>
          </table:table-cell>
          <table:table-cell table:number-columns-repeated="5"/>
          <table:table-cell office:value-type="string" calcext:value-type="string">
            <text:p>Mus</text:p>
          </table:table-cell>
          <table:table-cell office:value-type="string" calcext:value-type="string">
            <text:p>musculus</text:p>
          </table:table-cell>
          <table:table-cell office:value-type="float" office:value="469953288" calcext:value-type="float">
            <text:p>469953288</text:p>
          </table:table-cell>
          <table:table-cell office:value-type="string" calcext:value-type="string">
            <text:p>Nr5a1-Cre;Ai14-2377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y Lerner</meta:initial-creator>
    <meta:creation-date>2019-09-02T12:48:39.046986589</meta:creation-date>
    <dc:date>2019-09-02T12:50:23.146803744</dc:date>
    <dc:creator>Vitaly Lerner</dc:creator>
    <meta:editing-duration>PT1M44S</meta:editing-duration>
    <meta:editing-cycles>1</meta:editing-cycles>
    <meta:generator>LibreOffice/4.3.7.2$Linux_X86_64 LibreOffice_project/430m0$Build-2</meta:generator>
    <meta:document-statistic meta:table-count="1" meta:cell-count="1105" meta:object-count="0"/>
  </office:meta>
</office:document-meta>
</file>